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10b" officeooo:paragraph-rsid="001ed10b"/>
    </style:style>
    <style:style style:name="P2" style:family="paragraph" style:parent-style-name="Standard">
      <style:text-properties officeooo:rsid="0024f4c3" officeooo:paragraph-rsid="0024f4c3"/>
    </style:style>
    <style:style style:name="P3" style:family="paragraph" style:parent-style-name="Standard">
      <style:text-properties officeooo:rsid="0027f81c" officeooo:paragraph-rsid="0027f81c"/>
    </style:style>
    <style:style style:name="P4" style:family="paragraph" style:parent-style-name="Standard">
      <style:text-properties officeooo:rsid="002119e7" officeooo:paragraph-rsid="002119e7"/>
    </style:style>
    <style:style style:name="P5" style:family="paragraph" style:parent-style-name="Standard">
      <style:text-properties officeooo:rsid="001fe391" officeooo:paragraph-rsid="001fe391"/>
    </style:style>
    <style:style style:name="P6" style:family="paragraph" style:parent-style-name="Standard">
      <style:text-properties officeooo:rsid="00216943" officeooo:paragraph-rsid="00216943"/>
    </style:style>
    <style:style style:name="P7" style:family="paragraph" style:parent-style-name="Standard">
      <style:text-properties fo:font-style="normal" officeooo:rsid="002bdcb1" officeooo:paragraph-rsid="00216943" style:font-style-asian="normal" style:font-style-complex="normal"/>
    </style:style>
    <style:style style:name="P8" style:family="paragraph" style:parent-style-name="Standard">
      <style:text-properties fo:font-style="normal" officeooo:rsid="0036d330" officeooo:paragraph-rsid="0036d330" style:font-style-asian="normal" style:font-style-complex="normal"/>
    </style:style>
    <style:style style:name="T1" style:family="text">
      <style:text-properties officeooo:rsid="0024f4c3"/>
    </style:style>
    <style:style style:name="T2" style:family="text">
      <style:text-properties officeooo:rsid="0023c3f6"/>
    </style:style>
    <style:style style:name="T3" style:family="text">
      <style:text-properties officeooo:rsid="00290b5c"/>
    </style:style>
    <style:style style:name="T4" style:family="text">
      <style:text-properties officeooo:rsid="002ad5e5"/>
    </style:style>
    <style:style style:name="T5" style:family="text">
      <style:text-properties officeooo:rsid="002bdcb1"/>
    </style:style>
    <style:style style:name="T6" style:family="text">
      <style:text-properties fo:font-style="italic" officeooo:rsid="002bdcb1"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pper notes</text:p>
      <text:p text:style-name="P1"/>
      <text:p text:style-name="P2">LISTEN – These are excerpts from a period account from the ship Osceola that I found interesting that we can use as INSPIRATION for Clay’s fictional voyage on the Angel Gabriel. I don’t care about any particular detail. Passenger inconvenience is gold. Worrying about the owner like some HOA is not interesting or thematically correct.</text:p>
      <text:p text:style-name="P2"/>
      <text:p text:style-name="P3">LISTEN - <text:s/>I do not want you to flog my themes for me. I’ll flog them at a time and place of my choosing.</text:p>
      <text:p text:style-name="P2"><text:s/></text:p>
      <text:p text:style-name="P1"/>
      <text:p text:style-name="P4"><text:span text:style-name="T1">Their friends </text:span>came to see him off. He struggled with the chest on the gangplank, but managed to pull it over the gunwhale himself, and down into the below decks </text:p>
      <text:p text:style-name="P1"/>
      <text:p text:style-name="P5">The air was cold, and there was no fire in the cabins or in steerage, so he shivered through the night in his small cabin.</text:p>
      <text:p text:style-name="P5"/>
      <text:p text:style-name="P6">The ice-boat escorted them out</text:p>
      <text:p text:style-name="P6"/>
      <text:p text:style-name="P6">65 passengers, 15 crew, 80 souls on board</text:p>
      <text:p text:style-name="P6"/>
      <text:p text:style-name="P6">Anchored in the bay over 35 fathoms of chain</text:p>
      <text:p text:style-name="P6"/>
      <text:p text:style-name="P6">three hearty cheers from the passengers, and when his boat receded from our view the last link that bound us to terra jirma was severed. A fine breeze springing up toward night enabled us to lay our course and scud along at the rate of ten knots an hour. Strong breeze from N. W. Clear and cold.</text:p>
      <text:p text:style-name="P6"/>
      <text:p text:style-name="P6">still fair, but the weather is cloudy and cold. Of the sixty-five passengers, all are sea-sick with the exception of three. The lee-rail is completely lined with demoralized passengers, who are paying their tribute to old Neptune.</text:p>
      <text:p text:style-name="P6"/>
      <text:p text:style-name="P6">I remained in my berth all day. Considerable excitement was caused today in consequence of the man at the wheel being found slightly inebriated. This led to an investigation of the matter, and in searching the forecastle a jug of whisky was found in the chest of one of the sailors, which the Captain ordered thrown overboard.</text:p>
      <text:p text:style-name="P6"/>
      <text:p text:style-name="P6">This morning wind light and baffling, being barely sufficient to keep the brig steady. At ten o'clock, A. M., passed the ship St. Louis, bound west. Sea-sick passengers look better this mornin&lt;r. Those that are able to crawl out of their berths are on the pooj^-deck taking the benefit of a little sunshine.</text:p>
      <text:p text:style-name="P6"/>
      <text:p text:style-name="P6">The wind has been blowing a j^erfect gale from S. S. E. since midnight; brig laboring and straining very much, and shij^ping heavy seas</text:p>
      <text:p text:style-name="P6"/>
      <text:p text:style-name="P6">No cooking and but little eating done to-day in consequence of the galley having been unshipped by a heavy sea</text:p>
      <text:p text:style-name="P6"/>
      <text:p text:style-name="P6">Cook's galley fitted up to-day ; started a fire, and the cook commenced oj^erations in the culinary line. The steerage passengers com2:&gt;lain bitterly of a scanty allowance of food, also of the manner in which it is cooked. A small codfish and two dozen potatoes were served up to-day for dinner for thirty-six steerage passengers. This circumstance being reported to the Caj)tain, he j)romises that all shall be right on this score hereafter</text:p>
      <text:p text:style-name="P6"/>
      <text:p text:style-name="P6"><text:soft-page-break/>Have had several light showers during the day, but the atmosphere is delightful. The passengers have nearly all recovered from their sea-sickness, and are lounging about the decks amusing themselves in various ways. They have not yet gotten their sea-legs on, consequently, cannot walk about the decks very readily. Passed a brig to-day, bound west, but could not make her out.</text:p>
      <text:p text:style-name="P6"/>
      <text:p text:style-name="P6">Several of the steerage passengers have spread their mattresses and blankets on deck for the purpose of drying them in the sun. Owing to the leaky condition of the deck, the upper tier of steerage berths have been saturated with w^ater since leaving</text:p>
      <text:p text:style-name="P6"/>
      <text:p text:style-name="P6">The Captain and second mate had an altercation this morning, in wdiicli they called each other everything but gentlemen. This war of words ended by the Captain sending the mate below and putting him off duty. Passed three vessels during the day</text:p>
      <text:p text:style-name="P6"/>
      <text:p text:style-name="P6"><text:s/>Fine breeze from the N. E. and weather clear. All sails set by the wind. The steerage passengers still complain of their accommodations. They have been grossly imposed upon by Burling &amp; Dixon, owners of the brig. A large portion of the steerage is occupied with freight and luggage belonging to the cabin passen-</text:p>
      <text:p text:style-name="P6"/>
      <text:p text:style-name="P6">gers. Bills of lading having been executed for the freight it should have been stored in the hold of the brig or left on shore. A flying-fish was found on deck this morning, it having flown on board durino; the nic-lit. It was cooked and eaten by one of the j^assenger</text:p>
      <text:p text:style-name="P6"/>
      <text:p text:style-name="P6">Brig laboring and straining very much, and shipping heavy seas. The jib was split to-day during a severe squall. The steerage passengers assisted the crew in shortening sai</text:p>
      <text:p text:style-name="P6"/>
      <text:p text:style-name="P6">Afternoon, light squalls accompanied by rain. For several days past, a few of the steerage passengers have been in favor of having their rations weighed ont, wdiile others have opposed the measure. This morning the Captain gave the first mate orders to serve out naval rations to the steerage passengers until further orders. Passengers and crew served with water this morning — three quarts to each person. This afternoon the crew removed the " iceboards " from the bow of the brig.</text:p>
      <text:p text:style-name="P6"/>
      <text:p text:style-name="P6">At daylight this morning the wind suddenly increased to a gale. We were comj^elled to hard-up the helm in order to get the canvas off the brig. At eight o'clock, A. M., hove to under close-reefed maintop-sail and stay-sail, with a heavy sea running, wdiicli caused the brig to strain very much. To add to our peril, the foi'ward cabin now began to work with the strain of the deck-load. The safety of the brig compelled the Captain to give orders to heave overboard the principal part of the deck-load to ease her. With the exception of a few ship's stores, it belonged to the passengers, and consisted of provisions, brandy, house-frames and gold-washers. Unfortunately, several of the passengers had their entire freight on deck, consisting of j^rovisions for their subsistence in California. Poor fellows ! they will be in a sad plight on arriving in iSan Francisco, almost penni</text:p>
      <text:p text:style-name="P6">less and without provision</text:p>
      <text:p text:style-name="P6"/>
      <text:p text:style-name="P6">When the steerage berths were taken, a table was fitted up for the use of the j)assengers, at which thirty persons could be comfortably seated, and the steerage was tolerably Avell lighted by skylights. When the Osceola was on the eve of leaving the j)ort of Philadelphia, the table and seats were removed by order of the owners of the brig, and the space occupied by them stowed with cases chests and trunks, a large ^^oi'tion of which belonged to the cabin passengers ; consequently, the steerage j^assengers have been compelled to mess on chicken-coops, pig-pens, water-casks and trunks, subjected to almost every imaginable inconvenience. In fact, the brig has been a perfect Hades since she sailed from Philadelphia. The steerage of the brig contains less than six hundred and fifty superficial feet, and there are forty-four souls, including mates, stewards and cooks, who <text:soft-page-break/>sleep in it, which is twelve persons more than is allowed by the laws of the United States to passenger vessels passing through the tropics</text:p>
      <text:p text:style-name="P6"/>
      <text:p text:style-name="P6">Eight o'clock, A. ]M., fine breeze from W. S. AV. and clear. Studding-sails set below and aloft, and brig making eight knots an hour, which is all we can get out of the old tub. This being duff-day, the flour and raisins were served out last evening to the caterers of the steerage messes for their duff. The ingredients were accordingly mixed and taken to the cook last evening in order that they might be put into the coppers early this morning to boil for dinner ; but the boys, on going to the galley for their coffee, were taken all aback by the cook's presenting them with their duff for breakfast, piping hot, a mistake chargeable to the misplaced zeal of the son of a sea-cook ! The circumstance was reported to the Captain, who gave the cook orders in future not to boil duff for breakfast!</text:p>
      <text:p text:style-name="P6"/>
      <text:p text:style-name="P6"><text:span text:style-name="T2">C</text:span>ommenced reading to-day a work entitled " What I Sa<text:span text:style-name="T2">w</text:span> in California," by Edwin Bryant, in which I am deeply interested. Mr. Bryant traveled the overland route to California, via Independence, Missouri; and I regret very much that I did not take the same route in preference to this, via Cape Horn. Descrij)tions of a "life on the ocean wave" read very prettily on shore, but the reality of a sea voyage speedily dispels the romance.<text:span text:style-name="T2">\</text:span></text:p>
      <text:p text:style-name="P6"/>
      <text:p text:style-name="P6">Fine breeze from W. S. W., w^eather clear and ^^leasant. Passengers assisted the crew in breaking out the main-hold for w\ater and provisions. Found the water in two of the casks nearly half leaked out, which fully confirms in my mind a previously-expressed opinion that we shall run short of fresh water before reaching Rio de Janeiro. Several of the passengers have already become weary of a sea voyage, and have been talking very strongly to-day of leaving the Osceola at Bio, crossing the Andes to Valparaiso, and awaiting there the arrival of the brig, thus avoiding the passage around Cape Horn. I consider the project an insane one, one which I would not attempt for any earthly consideration, and shall use my best endeavors to dissuade others from hazarding their lives-in an undertaking so futile and foolhardy.</text:p>
      <text:p text:style-name="P6"/>
      <text:p text:style-name="P6">More leaky casks found, in consequence of which the Captain has put all hands on an allowance of five pints of water to each person. Yesterday, we struck the " trades," in longitude 37° 20. Distance sailed, 182 miles.</text:p>
      <text:p text:style-name="P6"/>
      <text:p text:style-name="P6">The cabin passengers have been growling for some time about their miserable accommodations, and to-day have declared war to the knife. They have resolved to hold an indignation meeting, and on their arrival at Kio de Janeiro to report the proceedings with their grievances to the American consul at that port, and ask his interference in the matter. They swear by all the saints in the calendar that the Osceola shall not leave Kio until matters are adjusted to their entire satisfaction. Both cabin and steerage passengers have much cause for complaint, and I sincerely hope that justice may be done to all on board before the Osceola leaves <text:span text:style-name="T1">Rio</text:span></text:p>
      <text:p text:style-name="P6"/>
      <text:p text:style-name="P6">We crossed the Tropic of Cancer to-day and may expect excessively hot weather until we cross Capricorn. Last evening an altercation occurred between the Captain and first mate, Mr. Howell, in relation to the pumps, which resulted in the latter being put off duty. During the controversy they were not very choice in their selections from the King's English. The opinions of the passengers, in relation to this matter, appear to be about equally divided, although I am inclined to the belief that were a vote of all on board registered, a majority would be found in favor of the mate.</text:p>
      <text:p text:style-name="P6"/>
      <text:p text:style-name="P6">The Captain flogged one of the sailors this morning for a trifling misdemeanor, and the passengers have been gathered in knots about the deck, during the forenoon, discussing the matter. The majority appear to be opposed to corporeal punishment, but are willing to admit that the safety of the brig depends on the maintenance of strict discipline.</text:p>
      <text:p text:style-name="P6"/>
      <text:p text:style-name="P6"><text:soft-page-break/>During the twenty-four hours ending at twelve o'clock,.M-j to-day, the Osceola has sailed 205 miles, being a greater distance than she has made during any previous day since leaving the Ca2")es of the Delaware, Three cheers for the Osceola ! She</text:p>
      <text:p text:style-name="P6">certainly smells land. Several flying-fisli came on board during last night. I have j^reserved one of their wings as a memento of the tropics</text:p>
      <text:p text:style-name="P6"/>
      <text:p text:style-name="P6">Although it has been hazy to-day, the weather has not been oppressive in consequence of the trade-winds, which in this latitude are bracing and invigorating. This morning, Mr. Howell, the first mate, presented me with a Bible, for which I feel very grateful. Law and physic have several votaries on board the Osceolay but divinity has not a single representative. During the day I have noticed several flocks of " Mother Gary's chickens" flying around the brig and skimming over the surface of the water. These little messengers of the deep are of the size and color of a swallow, and are regarded by most sailors with feelings of superstition and reverential awe. Some mariners fully believe them to be the winged spirits of their dej)arted comrades, and consider it a great sacrilege to attemj)t to capture or kill them <text:span text:style-name="T3">(Ed. – these are Petrels)</text:span></text:p>
      <text:p text:style-name="P6"/>
      <text:p text:style-name="P6">trade-winds the heat would be very oppressive. To-day the caterers of the steerage messes made a complaint to the Captain in relation to the quality and quantity of provisions received by them from the cook. He has promised to provide the steerage passengers with a cook and galley, on the arrival of the brig at Rio.</text:p>
      <text:p text:style-name="P6"/>
      <text:p text:style-name="P6">Owing to the excessive heat, I slept very little last night, and throughout the day the weather has been very oppressive. Several of the passengers remained on deck last night rather than submit to a vapor-bath in their berths. Took a salt-water bath this evening, and feel very much refreshed</text:p>
      <text:p text:style-name="P6"/>
      <text:p text:style-name="P6">When I went on deck, at six o'clock this morning, the wind was light and baffling, with every indication of a calm. The brig has not made more than four knots an hour during the night. At twelve o'clock, M., it was nearly a dead calm, and the sails flapped lazily against the masts. In the afternoon we had a light fall of rain, accompanied by baffling breezes. This forenoon saw a hermaphrodite brig steering south by west, probably bound for Rio de Janeiro.</text:p>
      <text:p text:style-name="P6"/>
      <text:p text:style-name="P6">afternoon ran into a school of skip-jacks, a species of the fumy tribe found in abundance in this latitude. They are about two feet in length when full grown, very plump, and of a deep purple color. The morning watch was kept by one of the ship's boys — a juvenile watch officer!</text:p>
      <text:p text:style-name="P6"/>
      <text:p text:style-name="P6">We have been becalmed all day within one hundred miles of the equator. Last night the weather was so excessively hot that a majority of the passengers slept on deck. During the night, four of the first cabin passengers, not having the fear of "delirium triangles" before their eyes, took it into their heads to have a jollification. They made night hideous with their drunken revelry, to the great annoyance and disgust of those who were more quietly disposed. To cap the climax, one of the revelers had an attack of mania apotii this morning, which I think will have a tendency to check his bacchanalian j^i'opensities in future.</text:p>
      <text:p text:style-name="P6"/>
      <text:p text:style-name="P6"><text:s/>AVe are still north of the equator, having been becalmed during last niglit and this forenoon. I slejit on top of the cabin last night with nothing but the canopy of heaven for coverinc;. Earlv this niornino; the mate cau2;lit an albicore, being the first fish caught with a hook and line during the passage, although several lines have been trailing over the stern of the brig the past ten days. During the last week we have seen small fish in</text:p>
      <text:p text:style-name="P6"/>
      <text:p text:style-name="P6">ACEOSS THE LINE. 43</text:p>
      <text:p text:style-name="P6"/>
      <text:p text:style-name="P6"><text:soft-page-break/>abundance, but tliey do not seem to be very hungry. It has been rainy and squally all the afternoon, still it remains very hot and oppressive</text:p>
      <text:p text:style-name="P6"/>
      <text:p text:style-name="P6"/>
      <text:p text:style-name="P6">Sunday, Feb. 18. — It rained incessantly throughout last night. It seemed as though the flood-gates of heaven had been opened especially for our benefit. The rain ceased at daylight, and a fresh breeze from W. S. W. has enabled us to glide along at the rate of seven knots an hour this forenoon. During the night we caught a barrel of rain-water, which has enabled the passengers to indulge in the luxury of a fresh-water wash — the first since leaving Philadelphia. This morning one of the j^assengers caught a bonito weighing thirty pounds, which was served up for dinner. A large school of blackfish ]3assed us this morning to the leeward, half a mile distant.</text:p>
      <text:p text:style-name="P6"/>
      <text:p text:style-name="P6">Yesterday evening a bark was discovered to the windward heading for <text:span text:style-name="T4">R</text:span>io. Early this morning we exchanged colors with her, and at ten o'clock, A. M., our stern boat was lowered and manned with 2:)assengers, for the purpose of boarding her. At one o'clock, P. M., our boat returned with a dozen passengers from the stranger, which proved to be the bark Croton,</text:p>
      <text:p text:style-name="P6"/>
      <text:p text:style-name="P6">an Francisco, with fifty-four passengers on board. During the afternoon, the boats of both vessels have been busily engaged carrying the passengers to and fro. " Some fifteen or twenty of the Crofon's passengers dined with us, and about the same number of our passengers partook of a collation on board that vessel. The wine bottle passed merrily around, and wit, sentiment and song imparted zest to the scene. Mirth and hilarity reigned pre-eminent, and everything went as</text:p>
      <text:p text:style-name="P6"/>
      <text:p text:style-name="P6">" Merry as a marriage bell,"</text:p>
      <text:p text:style-name="P6"/>
      <text:p text:style-name="P6">until toward night one of our passengers, who had imbibed too much whisky, kicked up a row on board the Croton, which resulted in his being brought on board the brig by his shipmates and placed in durance. The accommodations of the j)assenirers on board the Crotoii are most admirable. They are so much su2:)erior to ours, that one of our passengers offered f 150 to any one on board that vessel who would exchange berths with him. The offer was not accepted.</text:p>
      <text:p text:style-name="P6"/>
      <text:p text:style-name="P6">ast niglit, at twelve o'clock, we made the south-east " trades," and today we have been skimming along at the rate of six knots an hour. In consequence of the excessively hot weather, and want of exercise, two of the firstcabin passengers have had an attack of the rabies, and not having the fear of man before their eyes, have concluded to have coffee and pistols for two served up on their arrival in Kio. A challenge has been given and accepted, and all the preliminaries arranged by the seconds, to the apparent satisfaction of both parties.</text:p>
      <text:p text:style-name="P6"/>
      <text:p text:style-name="P6">" It lias a strange, quick jar upon the ear, That cocking of a pistol, when you know</text:p>
      <text:p text:style-name="P6"/>
      <text:p text:style-name="P6">A moment more will bring the sight to bear Upon your person, twelve yards off, or so ;</text:p>
      <text:p text:style-name="P6"/>
      <text:p text:style-name="P6">A gentlemanly distance, not too near, If you have got a former friend or foe ;</text:p>
      <text:p text:style-name="P6"/>
      <text:p text:style-name="P6">But after being fired at once or twice,</text:p>
      <text:p text:style-name="P6"/>
      <text:p text:style-name="P6">The car becomes more Irish, and less nice."</text:p>
      <text:p text:style-name="P6"/>
      <text:p text:style-name="P6"/>
      <text:p text:style-name="P6">The atmosphere is clear today, and the weather as balmy as a June day in Yankee land. The trade wind is wafting us along at the rate of eight knots an hour. The skirmish that commenced yesterday between the Captain and the steerage passengers, in relation to potatoes, assumed a more warlike <text:soft-page-break/>aspect this morning, and the old skipper has given orders to the cook to cook no more potatoes for the steerage passengers.</text:p>
      <text:p text:style-name="P6"/>
      <text:p text:style-name="P6">and totally nnfit to eommand a passenger vessel. The dinner for the steerage passengers to-day consisted of boiled codjixh and hard tach — all told ! If a more rascalhj dinner was ever placed before a like number of Christians when on a short allowance of water in a tropical climate, with the thermometer at 85° in the shade, and when surrounded with provisions in abundance, I have yet to learn Avliat it consisted of.</text:p>
      <text:p text:style-name="P6"/>
      <text:p text:style-name="P6">The truth of the matter is, there is the d to</text:p>
      <text:p text:style-name="P6"/>
      <text:p text:style-name="P6">pay, and no Irish potatoes to cancel the debt!</text:p>
      <text:p text:style-name="P6"/>
      <text:p text:style-name="P6">Our water, wliicli has been remarkably good until within the j^ast few days, is undergoing the process of fermentation, which renders it very unpalatable</text:p>
      <text:p text:style-name="P6"/>
      <text:p text:style-name="P6">Some old sails have been si:)read above our heads to-day as a substitute for an awning, and the passengers have been amusing themselves by playing cards, dominoes, backgammon, checkers, and reading, writing, singing, fiddling and dancing. The Captain being asleep and the first mate off duty, no observation was taken at meridian to-day ! To relieve the tedium of the voyage, the passengers have introduced a new game this afternoon — pitching <text:span text:style-name="T5">p</text:span>ennies, and while I am writing, the pennies are rattling on the deck over my head.</text:p>
      <text:p text:style-name="P6"/>
      <text:p text:style-name="P6">Gambling has again broken out on board the brig — this time, in the form of an epidemic. Poker, monte and "rattle-and-snap" have been the order of the day during the past week, and to-day, by way of change, two raffles came off, one for a gold guard-chain, and the other for a gold watch. Both prizes were won by the " gentlemen of honor," who are to partake of pistols and coffee for two on their arrival in Rio. The forward cabin and steerage passengers have been jilaying cards and dominoes for dinners, oranges and monkeys, to be purchased in Rio by the losing parties. If the bets are all 2:&gt;aid, there will be a scarcity of the raw material in the monkey market. A vessel was reported from the maintop this morning, bound north.</text:p>
      <text:p text:style-name="P6"/>
      <text:p text:style-name="P6">Friday, March 2. — This morning the rain poured down in torrents, accompanied by thunder and lio-htnino;. Just before the storm commenced two jack-o'-lanterns paid us a visit. One was stationed on the maintop-gallant-yard-arm, and the other</text:p>
      <text:p text:style-name="P6"/>
      <text:p text:style-name="P6">MESSENGERS FROM LAND. 53</text:p>
      <text:p text:style-name="P6"/>
      <text:p text:style-name="P6">Oil the fore-truck, where they remained until vanquished by the rain-storm. The storm has been succeeded by a calm, and disaj^pointment is depicted in the countenances of all on board. <text:span text:style-name="T6">(Ed. St. Elmo’s fire!!)</text:span></text:p>
      <text:p text:style-name="P7"/>
      <text:p text:style-name="P7">Early this morning a brown butterfly and a small land-bird came on board, and their visit was hailed with pleasure by all hands. The butterfly was retained a prisoner, but the little bird, after fluttering about the masts and rigging a few moments, bade us adieu, and turning his head in the direction of the land, was soon lost to view. During to-day the surface of the water has been covered with a green substance, not unlike that which may be seen on a frog-pond. The sperm-whale is said to subsist on this floating scum. If so, I imagine they will never be troubled with dyspej^sia or gout in consequence of high diet. This afternoon a sail was reported on our weather-bow, heading the same direction with us.</text:p>
      <text:p text:style-name="P7"/>
      <text:p text:style-name="P7"><text:soft-page-break/>At nine o'clock last night we made the light on Razor Island, at the entrance of the harbor of Rio. We continued our course toward the light until two o'clock this morning,</text:p>
      <text:p text:style-name="P7"/>
      <text:p text:style-name="P7">incij^al landing of the city, at five o'clock, P. M. While passing up the harbor, we spoke the bark Elvira, of Boston, bound out for San Francisco, with sixty-three passengers. Suspended from her main-stay, were several bunches of bananas, which looked very inviting, as I had not tasted fruit of any descrij)tion for more than forty days.</text:p>
      <text:p text:style-name="P7"/>
      <text:p text:style-name="P7">The custom of hailing vessels from this fort is</text:p>
      <text:p text:style-name="P7"/>
      <text:p text:style-name="P7">" More honored in tlie breach than in the observance."</text:p>
      <text:p text:style-name="P7"/>
      <text:p text:style-name="P7">The scene presented from the deck of a vessel on enterins: the harbor of Bio de Janeiro is unrivaled. The most romantic imagination can picture nothing more magnificent than this beautiful harbor,</text:p>
      <text:p text:style-name="P7"/>
      <text:p text:style-name="P7">rounded by innumerable conical hills clotlied to their summits with luxuriant tropical verdure, and the valleys dotted with beautiful white villas standing out in bold relief and contrast with the eternal green of the hills. Our anchor was scarcely down, before the news-boat came alongside. Soon after, we were visited by the Port Physician and the Custom-house officer. They had scarcely left us, before half a dozen shore-boats were alongside manned by half-naked negroes and Portuguese. The boats were soon filled to their utmost capacity by the passengers — scarcely a dozen remaining on board — and the word vamose being given, we soon passed the guard-ship and were landed on shore at the foot of Palace Square.</text:p>
      <text:p text:style-name="P7"/>
      <text:p text:style-name="P7">Immediately after landing, I went by invitation to the counting-house of Mr. Philip Hue, grocer and wine merchant, No. 14 Pua Direita, where I wrote letters to my friends in the United States. A mail-bag was to leave on the following day, on board the bark Hope, Captain Hall, bound for Philadelphia. Having finished my correspondence, I repaired to the Hotel Pharoux, accomj^anied by three friends, and ordered supper for four. The supper, consisting of cold chicken, coffee and rolls, was soon dispatched and the bill called for, which was presented by a very pretty French bar-maid. On examining the bill, I was thunder-struck ! It footed up, as I supposed, seven dollars and eighty cents ! I handed the bill to my companions, who exclaimed, simultaneously, "robbers! j^irates! Vil</text:p>
      <text:p text:style-name="P7"/>
      <text:p text:style-name="P7">I inquired for the proprietor of the hotel, for the purpose of ascertaining the price of chickens by the dozen. If they were two dolhirs each cooked, I desired to learn the price of the raio material ! The landlord soon made his appearance, and an explanation followed which soon placed matters in their true light. Our bill was four millreis and 780 reis, instead of $7.80, being about sixty-two cents each, but enough for cold chicken and coffee. There are at the present time in Kio fully one thousand Americans belonging to California passenger vessels, which has caused the boatmen, hotel and liverystable keepers to increase their tariff of prices fully one hundred j^cr cent. Not wishing to pay fifty cents for the privilege of sleeping on the soft side of a billiard table, I went on board the brig at eleven o'clock, P. M., not overly elated with life in Bio.</text:p>
      <text:p text:style-name="P7"/>
      <text:p text:style-name="P7">In the evening I visited the theatre San Januaria, for the express purpose of seeing the Emperor and Empress of Brazil ; but, for reasons best known to themselves, they did not appear in their box to be gazed at by the los Americanos. The first part of the entertainment consisted of feats on the tightrope by the far-famed Bavel family, after which was performed a pantomime by the stock company, which amused me very much</text:p>
      <text:p text:style-name="P7"/>
      <text:p text:style-name="P7">was a comedy, in the Portuguese language, not one word of wliicli was intelligible to nie. At the close of the jierformance I went to a public-house near by, kc^pt by a German, where I invested fifty cents for the privilege of trying to sleep on a dilapidated sofa until daylight.</text:p>
      <text:p text:style-name="P7"><text:soft-page-break/></text:p>
      <text:p text:style-name="P7">Thursday f March 8. — This morning, after breakfasting at the Hotel de Universe, I visited the Emperor's church, on the west side of Kua Direita, near the palace. An arched causeway or passage leads from the palace to the church, through which the Emperor, Empress and suite are admitted to mass. Externally, the church has a very dingy appearance, but its interior arrangements are more pleasing to the eye. As I crossed the threshold the hrst object that met my eye was one of the emperor's guards, whose complexion was a shade lighter than the ace of spades, with a musket at his shoulder, and stationed near the altar, at which were a dozen priests and friars, with shaven heads and black gowns, ducking and bobbing around a large silver crucifix, placed in front of a wax statue of Him who died to atone for the sins of the world. Worshipers of all ages, complexions and conditions were kneeling about the church and around the altar, there being no seats, saying mass. The walls and ceiling of the church are elaborately carved and handsomely gilded, and on each side are niches, occupied by statues of the various saints of the calendar.</text:p>
      <text:p text:style-name="P7"/>
      <text:p text:style-name="P7">Passing a cafe, we were hailed in English by a dapper little gentlemen, who scraped and bowed like a French dancing-master. We entered his cafe, and after drinking a bottle of claret wine, engaged him as guide to accompany us during the remainder of the day. ^Vt the foot of a mountain, at the extreme northern part of the town, we entered, by invitation, the o-arden of a Frenchman, once a resident of the</text:p>
      <text:p text:style-name="P7"/>
      <text:p text:style-name="P7">United States, but of late years a sojourner in Brazil. Having passed through the garden, fragrant with the sweet odors of tropical flowers, we visited an orange grove attached thereto, containing upwards of a thousand orange, lime, lemon and pitanga trees, laden with ripe and luscious fruit, of which we were invited to partake freely, "without money and without price." That scriptural order was religiously obeyed ! On leaving the orange grove, we j^assed a wash and spring-house, in which was a lusty wench elbow deep in soap-suds,</text:p>
      <text:p text:style-name="P7"/>
      <text:p text:style-name="P7">s we were about passing through the yard-gate on our return, my attention was arrested by two females seated on the ground, a few yards to the left, in front of a onestory stone building with grated doors and windows.</text:p>
      <text:p text:style-name="P7"/>
      <text:p text:style-name="P7">On approaching them we learned by gestures that the building was a guard-house, and two of its inmates were their husbands. I looked through the grated door and saw several prisoners lying on a rough deal table, on which was. standing a jug of water, and by its side were two or three loaves of brown bread. This scene having convinced me that there were persons in this wicked world whose conditions were worse than my own, I turned from the prison and the females seated at the door,</text:p>
      <text:p text:style-name="P7"/>
      <text:p text:style-name="P7">Casting my eyes in the direction of the Emperor's church, I noticed a hearse drawn by six plumed horses coming to a halt in front of it. Before I reached the church, the gold-laced coffin had been removed from the hearse and placed on a bier or altar in the middle of the floor, and the corpse exposed to view by opening the hinged lids. On each side of the cofiin were half a dozen priests and friars in black gowns trimmed with white, holding in their hands lighted wax candles four feet long and two inclies in diameter, the lower ends resting on the tile floor and the tops inclining slightly forward. There Avas also a long file of gentlemen dressed in black bearing blazing wax candles, on each side of the passage leading from the hearse to the bier, although it was broad daylight !</text:p>
      <text:p text:style-name="P7"/>
      <text:p text:style-name="P7">---</text:p>
      <text:p text:style-name="P7"/>
      <text:p text:style-name="P7">Understanding that there was to be a bull-fight in the Campo Santa Anna in the afternoon, I repaired thither for the purpose of witnessing it, but for some unexplained reason it did not take place.</text:p>
      <text:p text:style-name="P7"/>
      <text:p text:style-name="P7"><text:soft-page-break/>A Russian bark, bound for St. Petersburg, arrived in this port to-day direct from California. and reports eight barrels of gold-dust on board, taken from the placers of the Sacramento. The intelligence received by the bark corroborates all previous accounts in relation to the extent and richness of the California gold-mines. All hands are highly elated, and every man expects soon to become a millionaire. The Brazilians have also been attacked with the gold fever, and there are now in this i&gt;ort several vessels up for San Francisco. Fare 1250.</text:p>
      <text:p text:style-name="P7"/>
      <text:p text:style-name="P7">I shaved myself to-day for the first time in two months, and, if my looking-glass does not deceive me, I look one hundred per cent, better than I did before performing the tonsorial operation. Before I applied the razor to my face it would have j^uzzled a physiognomist to determine which I resembled most, a man or a monkey.</text:p>
      <text:p text:style-name="P7"/>
      <text:p text:style-name="P7">In the early part of this week I purchased a shot-gun, which I left with Messrs. Garrett &amp; Co., who are furnishing the sea-stores for the Osceola, and they promised to obtain a permit from the custom-house and send it off with the stores this morning. The stores were sent on board the brig but the gun did not accompany them. I engaged a boat from along-side the brig and went ashore to ascertain what had become of my gun. Mr. Garrett informed me that when the stores were sent on board the gun was forgotten, which he regretted very much, and would send it on board the next morning. Expecting to sail on the following day, I concluded to run the risk of carrying the gun on board myself. I accordingly placed it on my shoulder, walked down to the boat, was soon onboard the brig and bad the gun safely de^wsited under my mattress.</text:p>
      <text:p text:style-name="P7"/>
      <text:p text:style-name="P7">At three o'clock, P. JM., the western horizon became suddenly overcast with black clouds, and every indication of a pampero was visible. Stud-</text:p>
      <text:p text:style-name="P7"/>
      <text:p text:style-name="P7">ding-sails were accordingly taken in, royals and topgallant-sails furled, top-sails double reefed, the spanker brailed up and everything made ready for the approaching gale, which was soon upon us in all its fury. The rain descended in torrents, and the wind burst upon us with such violence that every rag of canvas was taken off the brig and she was hove to under bare poles, in which condition she remained during the night. The gale was the most severe that we have encountered during the jiassage, and I have no anxiety to witness another of the same sort. The brig shij^ped heavy seas during the night, which completely deluged the cabins. The steerage was dry, but such another waltzing of trunks and boxes, crashing of crockery and jingling of tin pans, pots and spoons, I never before heard. Passengers, as well as baggage and dishes, were in commotion</text:p>
      <text:p text:style-name="P7"/>
      <text:p text:style-name="P7">While in Kio, two of our passengers purchased a monkey in copartnerslii]"*, and his deviltry has kept them constantly at loggerheads Avith the Captain and mates. This morning his nlonkeyship took possession of the nail locker, and the mate threatened him with decapitation should he visit it again. This sanguinary threat having reached the ears of his owners, they informed the mate that they would like to be present when the o^K'^ratioii was performed !</text:p>
      <text:p text:style-name="P7"/>
      <text:p text:style-name="P7">This afternoon the owners of the monkey came to the conclusion that their pet was neither as agreeable a companion nor as ^^rofitable an investment as they first imagined, therefore they put him \\\) at raffle, and he was Avon by the first mate.</text:p>
      <text:p text:style-name="P7"/>
      <text:p text:style-name="P7"><text:s/>gulls have been flying around the brig all day.</text:p>
      <text:p text:style-name="P7"/>
      <text:p text:style-name="P7">This afternoon a large shark, a regular maneater, was observed following the brig at the distance of about twenty yards, which caused a lively time on board. The shark-hook not being at hand,a mackerel-hook baited with pork was attached to a piece of marline and thrown overboard. His sharkship, after swimming around the bait several times, approached it cautiously and turning quickly on his side swallowed the hook with a yard of the line and disappeared beneath the water.</text:p>
      <text:p text:style-name="P7"><text:soft-page-break/></text:p>
      <text:p text:style-name="P7">An albatross, measuring probably ten feet across its wings, has accompanied us all day, occasionally resting on the surface of the water for a few moments. The Captain being in a very bad humor with himself this afternoon, and wishing to curdle the milk of human kindness in the breasts of others, has put all hands on an allowance of water.</text:p>
      <text:p text:style-name="P7"/>
      <text:p text:style-name="P7">The crew has been engaged to-day prej^aring the brig for Cape Horn. The foretop-gallant-mast was condemned and sent down, and a new spar sent up in its place. Sails split and torn since leaving Kio have been repaired, and everything made ready for the coming rough weather.</text:p>
      <text:p text:style-name="P7"/>
      <text:p text:style-name="P7">t broke loose before the line could be hauled in. This afternoon, a school of whales, numbering forty or fifty, was discovered on our weather-quarter, distant about three miles. They accompanied us until sundown, at about the same relative distance as when first discovered.</text:p>
      <text:p text:style-name="P7"/>
      <text:p text:style-name="P7">The thermometer has risen four degrees during the past three days. This afternoon the wind has been blowing very fresh, and the sea has been rougher than usual, which has caused the brig to roll heavily and ship frequent seas.</text:p>
      <text:p text:style-name="P7"/>
      <text:p text:style-name="P7">The brothers Kelly and myself have to-day joined the " Perseverance Mining Company," which increases its membership to seven persons. I think Ave are noAV as well prepared for mining as any company bound for El Dorado. The joint stock of the company consists of twelve months' provisions, three tents, two batteaux, Avith mining implements of all descriptions and of the best quality. The following are the articles of agreement : —</text:p>
      <text:p text:style-name="P7"/>
      <text:p text:style-name="P7">" KnoAV all men by these presents, that the undersigned have associated themselves together under the name and title of the ' PERSEVERAx^^CE Mining Company,' for the purpose of transacting business in California, and have mutually agreed upon and adopted the following rules and regulations, by which they mutually pledge themselves to be governed :</text:p>
      <text:p text:style-name="P7"/>
      <text:p text:style-name="P7">We are within 600 miles of Cape Horn, and if we are blessed with a fair wind during the next five days, the Osceola will in all probability be pointing her head toward the north pole. This afternoon a school of porpoises played around us for several hours. The harpoon was made ready, and after several ineffectual attempts, one was finally struck, but in endeavoring to hoist him on board, the harpoon drew out and he was soon run down and devoured by his fishmates.</text:p>
      <text:p text:style-name="P7"/>
      <text:p text:style-name="P7">This morning, the cook not having the fear of a rope's end before his eyes, treated the cabin passengers to a pot of salt-water coffee. The circumstance being reported to the Captain, he ordered the knight of the frying-pan and ladle and his assistant aft, and administered to each a quart of salt-water, which they drank with a bad relish, judging from the contortions of their physiognomies.</text:p>
      <text:p text:style-name="P7"/>
      <text:p text:style-name="P7">AVe are to-day about 40 miles distant from the eastern point of Cape Blanco, on the coast of Patagonia. During the jiast twenty-four hours the weather has been gradually growing colder, the thermometer having fallen ten degrees.</text:p>
      <text:p text:style-name="P7"/>
      <text:p text:style-name="P8">4/5 Last night the wind headed us off our course five or six points, but this forenoon it hauled around fair again and since meridian we have been steering our course with studding-sails set below and aloft. The heavy seas of yesterday have strained the brig and caused a slight leak forward. The sea has been quite smooth to-day and the weather cool but pleasant. A land-bird, very</text:p>
      <text:p text:style-name="P8"/>
      <text:p text:style-name="P8">closely resembling a sparrow, flew on board this morning, and after fluttering about the deck and rigging a few moments took his departure over the lee-bow and was soon out of sight. A mast floated j)ast us this afternoon. It had probably been lost by some vessel off Cape Horn.</text:p>
      <text:p text:style-name="P8"><text:soft-page-break/></text:p>
      <text:p text:style-name="P8">The brig shipped seas constantly during the night, some of Avhich covered the deck to the depth of three feet, carrying into the lee scuppers everything movable. The deck over my berth leaked like a sieve, and every time the brig ship^^ed a sea I received a shower-bath gratis. Owing to head-winds and cross-seas, the brig has been laboring heavily all day — not making more than three knots an hour, and continually shipping seas. The moon changes to-day, and I hope the wind will follow suit and enable us to pass around Staten Land and double Cape Horn. At sundown we made Cape St. Diego, the south-eastern point of Terra del Fuego, distant about 25 miles</text:p>
      <text:p text:style-name="P8"/>
      <text:p text:style-name="P8">Last night at midnight I went on deck for the purpose of seeing Staten Land. By the aid of the moon, which was somewhat obscured by clouds, I could discern the mountains about 6 miles distant towering to the clouds, their tops covered with 23erj)etual snow. Staten Land — rock would be the better word — is a mass of barren rocks GO miles long by 15 miles wide. The highest peaks rise several thousand feet above the level of the ocean, and are continually covered with snow, 2:)resenting to the mariner a prospect as cheerless as they are barren and frigid.</text:p>
      <text:p text:style-name="P8"/>
      <text:p text:style-name="P8">t three o'clock this morning, we passed around the eastern point of Staten Land, and at daylight were off Easter Harbor, distant 10 miles, and heading our course toward Cape Horn, which we hope to double to-morrow evening ; but all human calculations are uncertain, particularly in this latitude. Before nine o'clock, A. M., we were in the midst of a furious gale, accompanied by rain and hail, whicli has driven us off our course and compelled us to steer toward the region of icebergs during the remainder of the day. A fair wind for twenty-four hours would place us in the Pacific to the northward of Cape Horn, but a head-wind will prevent us from reaching that point until dooms</text:p>
      <text:p text:style-name="P8"/>
      <text:p text:style-name="P8">Friday, April 13. — Throughout last night and the greater jDart of to-day the weather has been cold, with frequent squalls accompanied by rain, snow and hail — genuine Cape Horn weather. Since the commencement of the stormy weather, the brig has been driven back to the eastward as far as Staten Land, and so long as this head-wind continues we shall drift still further eastward. We are further south this morning than at any time since we rounded Staten Land, and judging from the coldness of the wind, I i^resume we are in the vicinity of icebergs and fields of floating ice. The thermom= eter has fallen seven degrees in the past twentyfour hours, and being without stoves or fires brings forcibly to mind scenes in the Antarctic,</text:p>
      <text:p text:style-name="P8"/>
      <text:p text:style-name="P8">W. N. W., with frequent squalls accompanied by liail and snow, and to-day it has been cloudy with strong indications of more snow. At meridian, Cape Horn bore north-east, distant 125 miles; therefore wg are at last in the Pacific f Three cheers and a " tiger " for the Osceola !</text:p>
      <text:p text:style-name="P8"/>
      <text:p text:style-name="P8">During the past two days, in consequence of the cloudy state of the atmosphere, the Captain has not been able to take an observation by the sun, therefore our position is not definitely known ; but I am of the opinion that we are in the neighborhood of 75° west longitude, and latitude 58° south. If the Captain ascertains to-morrow that we are in 75° west longitude, we will steer our joresent course during the next two weeks, wind permitting. This afternoon and evening, several of the passengers have been trying to drive away dull care by playing chess, cards and dominoes</text:p>
      <text:p text:style-name="P8"/>
      <text:p text:style-name="P8">Saturday, April 21.— The gale of yesterday continued throughout last night, during which time I did not close my eyes, for fear of being thrown out of my berth by the continual rolling of the brig. This storm is the severest we have encountered during the passage— the barometer at one time being as low as 29°.</text:p>
      <text:p text:style-name="P8"/>
      <text:p text:style-name="P8">Early this morning the mainsail, top-sail, spanker and jib were set, a new foresail broke out of the sail-room and bent on. Throughout the day we have been steering north-west by west, but owing to a light wind and heavy cross-seas, have made very little headway. During yesterday we must have <text:soft-page-break/>drifted at least 75 miles to the southward and eastward, which places us in about the same locality that we were this day week.</text:p>
      <text:p text:style-name="P8"/>
      <text:p text:style-name="P8"/>
      <text:p text:style-name="P8">My feet have been very sore the past week, and to-day they are so badly swollen that it is with oTcat difficultv I can draw on niv boots. One-third of the passengers are similarly afflicted. Whether this swelling of the feet is occasioned by chilblains or the scurvy, I am unable to state, but am inclined to the belief that it is the incipient symptoms of the latter disease</text:p>
      <text:p text:style-name="P8"/>
      <text:p text:style-name="P8">The past week the gambling fever has again been raging fiercely on board, several of the cabin passengers having bucked away their last cent. Some of them have become so infatuated with this damnable vice that they have cut the buttons from their coats, vests and inexpressibles, for the purpose of j^h^ying button bluff.</text:p>
      <text:p text:style-name="P8"/>
      <text:p text:style-name="P8">Captain Fairfowl to-day issued n. pronunciamiento to the blacklegs, and also gave the mate orders to furl all the sails and lay the brig to should he witness any more gambling on board during the voyage. This order created considerable excitement among the gamblers at first, but they soon cooled down and became as docile as lambs</text:p>
      <text:p text:style-name="P8"/>
      <text:p text:style-name="P8">Captain says, and lie is in dead earnest, that there shall be no more gambling on board the Osceola, but all hands, including the cook, have permission to pray as long and as loud as they please. Tally one for Captain Fairfowl.</text:p>
      <text:p text:style-name="P8"/>
      <text:p text:style-name="P8">A diversity of opinion j^revails among the passengers in regard to the port we shall next stop at for provisions and water. When we left Kio it was generally believed that our next stopping-place &gt;vould be Valparaiso, but at present a rumor is rife that the brig will put into the j^ort of Talcahuana. The old skipper is so obstinate that he will not gratify the passengers by informing them in which port he will drop anchor</text:p>
      <text:p text:style-name="P8"/>
      <text:p text:style-name="P8">The agony is over. This morning the Captain altered the course of the brig, and since that time we have been steering direct for Talcahuana, where we hojDe to arrive day after to-morrow. This afternoon, at the request of the Captain, I made out a list of naval rations for eighty-two persons for seventy days. The provisions will be purchased at Talcahuana, and the probability is that we shall not stop again until we reach San Francisco</text:p>
      <text:p text:style-name="P8"/>
      <text:p text:style-name="P8">3Ionday, May 14. — Last night about eight o'clock we came very near running aground on a reef off the harbor of Talcahuana, which caused a panic among the passengers. We hugged the land closely during the night, and at daylight this morning discovered through the fog an opening, into which we ran, the Captain su^^posing it to be the harbor of Talcahuana, but soon discovering his mistake, let go the anchor. When the sun had dispelled the fog, we found ourselves in a small bay, the name of which we coukl not determine. We could not put to sea, as a stiff breeze was blowing directly into the mouth of the bay ; therefore the Captain concluded to go ashore and ascertain his whereabouts. The skipper gave the passengers permission to accompany him, and the boats were soon filled and pulling for the shore with willing hands. We landed near a mud hut with a thatched i"Oof, wliich was occupied by an old man and woman, who received us with a hearty welcome,</text:p>
      <text:p text:style-name="P8"/>
      <text:p text:style-name="P8">The road was very muddy and slippery, caused by the rain of the previous night, yet the scenery through "which it wound, and the numerous picturesque views of the Bay De Chatta and harbor of Talcahuana, doubly repaid us for the fatigue endured while performing the journey. The peasantry of Chili are the most unsophisticated and hospitable people I have ever met. During our journey across the mountains we frequently stopped at their huts for water, and they invariably offered us wme, for which they declined to receive any compensation. At one hut at which I called for a drink <text:soft-page-break/>of water, the 8enora was eating a quince, onehalf of which she presented to me and insisted on my eating it. I comj)lied without much persuasion, as fruit of any kind was a luxury after having been deprived of it for forty days. On the road we passed several apple-orchards, vineyards, strawberry patches and fields of wheat.</text:p>
      <text:p text:style-name="P8"/>
      <text:p text:style-name="P8">On our arrival, we repaired to tlie Red Lion Hotel, kept by a Yankee of tlic name of Keen, Avliere we partook of a miserably-cooked supper for "wliicli we priid three rcd/)^ eaeli. After supper we informed the landlord that we wished to retire for the night, but imagine our surprise on being told that he had no beds. He informed ns that lodging ivas oiot on his hill of fare, boarders not beinglodged at any of the hotels in town. He very politely informed us that we could be accommodated with lodgings by the salorifas about town, they being the only persons authorized to take in strangers during the night. Several of the party followed the directions of the landlord, but myself and ten otliers obtained iiermission to make a fieldbed on the dining-tables, \Yhere we slept soundly nntil morning, although the fleas punctured us severely.</text:p>
      <text:p text:style-name="P8"/>
      <text:p text:style-name="P8">Tuesday, 3Iay 15. — After breakfast, accompanied by a. inirty of friends, I visited the market, a rudelyconstructed one-story frame building, resend)ling very nuich a row of sheds, inclosing a hollow square. The area or court, about eighty feet square, at the time of our visit was occupied by a squad of halfnaked natives pitching reah, a silver coin of about the value of one dime I'^nited States currency. The sheds inclosing the area were divided into stalls, in which were exposed for sale flesh, fish and fowl of various kinds, and fruit in great abundance. The pears and grapes were truly luscious.</text:p>
      <text:p text:style-name="P8"/>
      <text:p text:style-name="P8">They left the brig at so late an hour that they were benighted on the road and compelled to remain over night at the hacienda of a farmer, who treated them w^ith great kindness and hosi^itality. They were feasted on eggs, bread, apples, grapes and wine during the first part of the night</text:p>
      <text:p text:style-name="P8"/>
      <text:p text:style-name="P8">From the ten-pin alley we went down to the custom-house landing, and looking toward the mouth of the harbor saw a brig beating in which proved to be tlie Osceola, and in about two hours she came to anchor off the town. After the brig had been boarded by the Port Captain and Custom-house Ofiicer, we chartered a boat and went on board. As soon as we reached the deck the Captain informed us that the brig, by running into the Bay De Chatta, had committed a breach of the marine laws of Chili and, he feared, would be confiscated. The Captain of the port informed Captain Fairfowl, that the Osceola with her cargo w^as liable to confiscation, in consequence of the passengers having landed before the vessel had been boarded by the port officers</text:p>
      <text:p text:style-name="P8"/>
      <text:p text:style-name="P8">that we would bo lassoed and robbed en route ! Passing through a thicket of cha'parTal, we saw several of the cut-throat gentry near the road mounted on ponies, with lassos hanging in coils over the horns of their saddles. As we passed them they cried out in broken English, " California !" and spurring their animals, soon disappeared in the bushes. On our arrival in the city, we ordered dinner at a hotel kept by a Yankee from the land of baked beans and 2)umpkin pies, of the name of Brooks. Our dinner consisted of boiled eggs, stewed chickens, beefsteak and potatoes, with a dessert of cheese, grapes and pears, which we quickly dispatched.</text:p>
      <text:p text:style-name="P8"/>
      <text:p text:style-name="P8">I went to the office of the agent of the English mail steamers, in order to ascertain the postage on a letter to the United States, via Panama, and was somewhat surprised to learn that it was f 1. I went on board the brig, wrote a letter to my wife, returned to the office of the agent and mailed it for Philadel2')hia, where it will probably arrive in about fifty days.</text:p>
      <text:p text:style-name="P8"/>
      <text:p text:style-name="P8">I went ashore at eight o'clock this morning and visited the market for the purpose of treating myself to grapes and apples, and while there a pretty seilorita presented me with a bouquet of flowers. <text:soft-page-break/>Soon after leaving the market I met a party of friends on their way to the Maiden's Paps, two very high hills overlooking the town, and at their request I accompanied them.</text:p>
      <text:p text:style-name="P8"/>
      <text:p text:style-name="P8">On our way we passed a procession of children bearing, on a rudely-constructed bier, a fancifullyornamented coffin containing the remains of an infant which they were about to consign to motherearth. The little mourners ajDpeared very sorrowful, and to me the scene was deeply affecting and impressive. My thoughts wandered back to a little golden-haired darling I had left behind me, and as I turned away unbidden tears dimmed my eyes.</text:p>
      <text:p text:style-name="P8"/>
      <text:p text:style-name="P8">Ifondai/y May 21. — After breakfast I went ashore and purchased a hamper of apples, a Chilian cheese, two dozen loaves of bread and twenty pounds of flour — private stores for the balance of the voyage.</text:p>
      <text:p text:style-name="P8"/>
      <text:p text:style-name="P8">Tuesday, May 22. — After breakfast I went on shore with my fowling-jDiece for the purpose of shooting ducks. I walked along the beach for several miles without seeing any game worth bagging. I then struck off to the right, crossed over a hill and entered a ravine where I found robins and other small birds in abundance. I soon killed a dozen robins and returned to town. From a fellowpassenger I learned that it was currently reported about town, that the Chilian government intended to seize the Osceola for an infringement of their marine laws in landing passengers at De Chatta before being boarded by the port officers. The Captain and passengers are very much excited about the matter. This morning a hearing was had before the Captain of the port, witnesses examined, etc., but no decision was reached, and the case will most likely be sent to a higher tribunal at Concepcion. Mr. Wainwright, our supercargo, was dispatched to headquarters this morning, for the purpose of setting matters in their true light before the officials.</text:p>
      <text:p text:style-name="P8"/>
      <text:p text:style-name="P8">will waft us to the equator in a short time. The weather is daily becoming milder, which has brought the passengers on deck attired in their summer costumes. Flannel shirts and other woolen clothing have been stowed snugly away for future use.</text:p>
      <text:p text:style-name="P8"/>
      <text:p text:style-name="P8">The game during tlic day was "/t'c??o," not before played on board. The game being new, the green ones bet heavily with the never-failing result — the more they put down the less they took up I</text:p>
      <text:p text:style-name="P8"/>
      <text:p text:style-name="P8">The blacklegs have been busily at work again to-day. Toward night they came to grief One of the boys won $300, wdiicli bursted the bank! At sundown this evening, a passenger reported from the maintop-sail yard a sail on our lee-boAV, distant about 20 miles. Distance sailed, 41 miles. Lat. 31° 13'. Therm, at M. GS°.</text:p>
      <text:p text:style-name="P8"/>
      <text:p text:style-name="P8">Friday, June 1. — The calm still continues, and during last night and to-day the brig has not made 10 miles on her course. The weather has been pleasant and the sea smoot</text:p>
      <text:p text:style-name="P8"/>
      <text:p text:style-name="P8">aturday, June 2. — We are still in the " horse latitudes," and the wind has been blowing a " Paddy's hurricane" during the past twenty-four hours. This is the first month of winter in this latitude, and the. weather is as mild and balmy as midsummer in the United States. As we approach our port of destination, fire-arms and mining implements increase rapidly in value. Twenty-five dollars has been offered and refused for revolvers that cost $10 in Philadelphia. A gold-washer that cost $6 was sold to-day for ^15, and I refused an offer of %?&gt; for a hand-pick that cost me only fifty cents.</text:p>
      <text:p text:style-name="P8"/>
      <text:p text:style-name="P8">e. It is now a fixed fact that our voyage will not be completed in less time than six months, with the chances in favor of its being prolonged beyond that time. Verily, the way of the California-bound passenger is hard.</text:p>
      <text:p text:style-name="P8"/>
      <text:p text:style-name="P8"><text:soft-page-break/>I beheld at the same moment the god of day lift his golden head above the waves of the ocean to resume his diurnal course, and the goddess of night, after having performed her wonted task, sink into the embrace of the great deep. It was a scene of great sublimity, and every soul on board gazed upon it Avitli feelings of reverence mingled with admiration. During the forenoon the stern-boat was lowered and manned by the passengers for the purpose of towing the brig. A line was made fast to the bowsprit and attached to the stern of the boat, and the boatmen plied their oars merrily for a couple of hours, but the brig moved so slowly that they became disheartened, and, casting off the line, gave three hearty cheers, and started on a private pleasure excursion.</text:p>
      <text:p text:style-name="P8"/>
      <text:p text:style-name="P8">Last evening the passengers mustered on the quarter-deck for the purpose of having a dance. The " El Dorado Band " j^hayed a variety of lively airs, which were accompanied by the "light fantastic toes" of a majority of the passengers. At nine o'clock, P. M., Captain Fairfowl spread a collation in the after-cabin, to which all hands were invited.</text:p>
      <text:p text:style-name="P8"/>
      <text:p text:style-name="P8">Last night the steerage cook was ordered by the Captain to keep watch, which so exasperated him that he did not turn out this morning at the usual hour to commence his</text:p>
      <text:p text:style-name="P8"/>
      <text:p text:style-name="P8">SET-TO BETWEEN CAPTAIN AND COOK. 181</text:p>
      <text:p text:style-name="P8"/>
      <text:p text:style-name="P8">culinary duties. The old skipper called liim aft and asked liim why he had not kindled a fire in the galley, as usual. He informed the Captain that he would not perform the duties of both cook and sailor — he shipped as cook, and would perform that duty only. He w^as ordered by the Captain to go forward and commence operations in the galley at once, but being rather dilatory in his movements, the old skipper seized a rope and commenced plying it briskly over his back and shoulders, at the same time ordering him to go forward, which command he obeyed very reluctantly. In a few moments he was again called aft by the Captain, who ordered the mate to seize him up in the main rigging for punishment. The cook informed the Captain that he was not on hoard a man-of-war, and would not submit to a flogging. The old skipper did not wait ujwn the order of going, but went for the knight of pots and kettles immediately, and for a few moments there was a lively time on board the Osceola, with the following result : Captain knocked down and the cook placed in irons. At eleven o'clock, A. M., the Cajotain relented — hunger will tame a crow — released the cook and ordered him to resume his duty, and in future to behave himself like a man. The cook nodded assent, and will not knock the old skipper down again until he makes another attempt to flog him !</text:p>
      <text:p text:style-name="P8"/>
      <text:p text:style-name="P8">I have been on board the Osceola so long that every plank in her deck looks like an old acquaintance ; yet, as familiar as they appear, I am extremely anxious to bid them farewell forever.</text:p>
      <text:p text:style-name="P8"/>
      <text:p text:style-name="P8">calm in llie tropics, witli tlie thermometer at 83° in the shade !</text:p>
      <text:p text:style-name="P8"/>
      <text:p text:style-name="P8">The Captain regrets not having steered a northerly course at the commencement of this week, when he had the opportunity. Sliould the jDresent wind continue until we reach the latitude of San Francisco, by steering our present course we shall be some 1,200 miles to the westward of that port. Although directly under the sun, the atmosphere is quite chilly. We are this evening off Cape St. Lucas, the southernmost i^oint of Lower Californi</text:p>
      <text:p text:style-name="P8"/>
      <text:p text:style-name="P8">Thursday, July 19. — During last night and today the wind has been blowing steadily from the north-east, and we have been sailing as closehauled as possible. The weather has been cloudy, damp and chilly, and all hands have the dumps. How long we shall be knocked about by adverse winds, is one of those things that no "feller" can find out. At meridian San Francisco bore northeast by north, distant 800 miles</text:p>
      <text:p text:style-name="P8"/>
      <text:p text:style-name="P8"><text:soft-page-break/><text:s/>Last night we cmne to anchor just outside the Gokien Gate, in eighteen fathoms of ^vatel•, "where we remained until six o'clock this morning, when "sve stood into the harbor, and at eleven o'clock, A. M., rounded Clark's Point aud dropped anchor off the town of San Francisco.</text:p>
      <text:p text:style-name="P8"/>
      <text:p text:style-name="P8">The cable had scarcely ceased rattling over the bitts, before half a dozen shore-boats, manned by piratical-looking beach-combers, were alongside of ns, which were soon filled with passengers at ^2 per head. Not being overstocked with the one thingneedful, I concluded to await a passage ashore in one of tlie brig's boats, which the Captain informed me would be ready in a few hours.</text:p>
      <text:p text:style-name="P8"/>
      <text:p text:style-name="P8">The first Philadelphian that came on board was a man named Brown, formerly a dry-goods merchant in Bank {Street, in that city. Mr. Brown, like a sensible man, availed himself of the Isthmus</text:p>
      <text:p text:style-name="P8"/>
      <text:p text:style-name="P8">route in j^reference to a passage around Cajoe Horn, and although he started at the same time we did, reached CaHfornia some four months ahead of us. He had already made several thousand dollars by transporting goods from San Francisco to Sacramento City, and trafficking in provisions and mining implements.</text:p>
      <text:p text:style-name="P8"/>
      <text:p text:style-name="P8">Immediately after dinner the boat was got ready, and I went ashore for letters, but on reaching the joost-office I found it closed, which caused me to turn away with a sad heart. I soon returned on board the brig and commenced arranging my baggage preparatory to transferring it on shore.</text:p>
      <text:p text:style-name="P8"/>
      <text:p text:style-name="P8">The following is a recapitulation of the voyage of the Osceola between Philadelphia and San Francisco:</text:p>
      <text:p text:style-name="P8"/>
      <text:p text:style-name="P8">Sailed from Philadelphia, January 16, 1849, and arrived at Pio de Janeiro on the 6th of March following; number of days at sea, 49; distance sailed, 6,088 miles. Pemained in Pio, 12 days. Sailed from Pio de Janeiro March 18, and arrived at Talcahuana, Chili, May 14 ; number of days at sea, 57; distance sailed, 6,156 miles. Pemained in Talcahuana, 13 days. Sailed from Talcahuana May 27, and arrived at San Francisco, August 5, 1849; number of days at sea, 70; distance sailed, 7,064 mile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3:06:26.763739236</meta:creation-date>
    <dc:date>2026-05-08T22:01:02.706972752</dc:date>
    <meta:editing-duration>PT13H34M45S</meta:editing-duration>
    <meta:editing-cycles>27</meta:editing-cycles>
    <meta:generator>LibreOffice/25.8.6.2$Linux_X86_64 LibreOffice_project/a46b460d1686bb49c718d2ef5f88b83ff2dc4981</meta:generator>
    <meta:document-statistic meta:table-count="0" meta:image-count="0" meta:object-count="0" meta:page-count="16" meta:paragraph-count="152" meta:word-count="10050" meta:character-count="57300" meta:non-whitespace-character-count="47363"/>
  </office:meta>
</office:document-meta>
</file>